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 text:name="__Fieldmark__0_1233628524" field:type="vnd.oasis.opendocument.field.FORMCHECKBOX"/></text:p>
      <text:p text:style-name="Standard"><field:fieldmark text:name="__Fieldmark__1_1233628524" field:type="vnd.oasis.opendocument.field.FORMCHECKBOX"><field:param field:name="Checkbox_Checked" field:value="true"/></field:field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1:11:30.972152821</meta:creation-date>
    <dc:date>2019-03-05T21:12:07.072902752</dc:date>
    <meta:editing-duration>PT38S</meta:editing-duration>
    <meta:editing-cycles>1</meta:editing-cycles>
    <meta:document-statistic meta:table-count="0" meta:image-count="0" meta:object-count="0" meta:page-count="1" meta:paragraph-count="2" meta:word-count="2" meta:character-count="2" meta:non-whitespace-character-count="2"/>
    <meta:generator>LibreOfficeDev/6.3.0.0.alpha0$Linux_X86_64 LibreOffice_project/3d8f44d72299c6c3c77fc71786c34fd0f1c4af03</meta:generator>
  </office:meta>
</office:document-meta>
</file>